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51000000284F6D20C1D131FB9D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nsolas" svg:font-family="Consolas"/>
    <style:font-face style:name="sans-serif" svg:font-family="sans-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style:font-size-asian="14pt" style:font-size-complex="14pt"/>
    </style:style>
    <style:style style:name="P2" style:family="paragraph" style:parent-style-name="Preformatted_20_Text">
      <style:text-properties style:font-name="sans-serif" fo:font-size="10.5pt" officeooo:paragraph-rsid="0011c2dc" style:font-size-asian="14pt" style:font-size-complex="14pt"/>
    </style:style>
    <style:style style:name="P3" style:family="paragraph" style:parent-style-name="Preformatted_20_Text">
      <style:text-properties style:font-name="Liberation Serif" fo:font-size="14pt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8 Лабораторная работа. Функции. Рекурсия</text:p>
      <text:p text:style-name="P2">Цель:получить практические навыки использования функций в С++.</text:p>
      <text:p text:style-name="P1"/>
      <text:p text:style-name="P1"><draw:frame draw:style-name="fr1" draw:name="Image1" text:anchor-type="paragraph" svg:width="8.916cm" svg:height="1.058cm" draw:z-index="0"><draw:image xlink:href="Pictures/1000020100000151000000284F6D20C1D131FB9D.png" xlink:type="simple" xlink:show="embed" xlink:actuate="onLoad" loext:mime-type="image/png"/></draw:frame></text:p>
      <text:p text:style-name="P1"/>
      <text:p text:style-name="P1"/>
      <text:p text:style-name="P1">#include &lt;iostream&gt;</text:p>
      <text:p text:style-name="P1"/>
      <text:p text:style-name="P1">using namespace std;</text:p>
      <text:p text:style-name="P1"/>
      <text:p text:style-name="P1">int fact(int n)</text:p>
      <text:p text:style-name="P1">{</text:p>
      <text:p text:style-name="P1"><text:s text:c="4"/>int f;</text:p>
      <text:p text:style-name="P1"><text:s text:c="4"/>if (n == 0)</text:p>
      <text:p text:style-name="P1"><text:s text:c="8"/>f = 1;</text:p>
      <text:p text:style-name="P1"><text:s text:c="4"/>else</text:p>
      <text:p text:style-name="P1"><text:s text:c="8"/>f = n * fact(n - 1);</text:p>
      <text:p text:style-name="P1"><text:s text:c="4"/>return f;</text:p>
      <text:p text:style-name="P1">}</text:p>
      <text:p text:style-name="P1"/>
      <text:p text:style-name="P1">int func(long int n, long int x, unsigned int y)</text:p>
      <text:p text:style-name="P1">{</text:p>
      <text:p text:style-name="P1"><text:s text:c="4"/>int a;</text:p>
      <text:p text:style-name="P1"><text:s text:c="4"/>if(y) a=y;</text:p>
      <text:p text:style-name="P1"><text:s text:c="4"/>else a=1;</text:p>
      <text:p text:style-name="P1"/>
      <text:p text:style-name="P1"><text:s text:c="4"/>if(n==0)</text:p>
      <text:p text:style-name="P1"/>
      <text:p text:style-name="P1"><text:s text:c="4"/>return ;</text:p>
      <text:p text:style-name="P1">}</text:p>
      <text:p text:style-name="P1"/>
      <text:p text:style-name="P1">int main()</text:p>
      <text:p text:style-name="P1">{</text:p>
      <text:p text:style-name="P1"><text:s text:c="4"/>int x,n;</text:p>
      <text:p text:style-name="P1"><text:s text:c="4"/>cout &lt;&lt; "Enter number x,n: " &lt;&lt; endl;</text:p>
      <text:p text:style-name="P1"><text:s text:c="4"/>cin &gt;&gt; x &gt;&gt; n;</text:p>
      <text:p text:style-name="P1"/>
      <text:p text:style-name="P1"><text:s text:c="4"/>cout &lt;&lt; func(a) &lt;&lt; endl;</text:p>
      <text:p text:style-name="P1"/>
      <text:p text:style-name="P1"><text:s text:c="4"/>return 0;</text:p>
      <text:p text:style-name="P1">}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nsolas" svg:font-family="Consolas"/>
    <style:font-face style:name="sans-serif" svg:font-family="sans-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.0$Linux_X86_64 LibreOffice_project/30$Build-2</meta:generator>
    <dc:date>2020-03-03T17:24:31.388157956</dc:date>
    <meta:editing-duration>PT27M2S</meta:editing-duration>
    <meta:editing-cycles>6</meta:editing-cycles>
    <meta:document-statistic meta:table-count="0" meta:image-count="1" meta:object-count="0" meta:page-count="1" meta:paragraph-count="29" meta:word-count="88" meta:character-count="481" meta:non-whitespace-character-count="350"/>
  </office:meta>
</office:document-meta>
</file>